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 Panie, nasz Panie,</text:span><text:span text:style-name="T1"><text:line-break/></text:span><text:span text:style-name="T1">Przedziwne Twe Imię</text:span><text:span text:style-name="T1"><text:line-break/></text:span><text:span text:style-name="T1">I ponad niebiosa</text:span><text:span text:style-name="T1"><text:line-break/></text:span><text:span text:style-name="T1">majestat Twó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Kimże jest człowiek,</text:span><text:span text:style-name="T1"><text:line-break/></text:span><text:span text:style-name="T1">że o nim pamiętasz.</text:span><text:span text:style-name="T1"><text:line-break/></text:span><text:span text:style-name="T1">I kim syn człowieczy,</text:span><text:span text:style-name="T1"><text:line-break/></text:span><text:span text:style-name="T1">że wciąż jesteś z Nim.</text:span><text:span text:style-name="T1"><text:line-break/></text:span><text:span text:style-name="T1">Przyozdobiłeś go czcią</text:span><text:span text:style-name="T1"><text:line-break/></text:span><text:span text:style-name="T1">i swą chwałą,</text:span><text:span text:style-name="T1"><text:line-break/></text:span><text:span text:style-name="T1">Boskim Swym życiem</text:span><text:span text:style-name="T1"><text:line-break/></text:span><text:span text:style-name="T1">dzieliłeś się z n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 Panie, nasz Panie,</text:span><text:span text:style-name="T1"><text:line-break/></text:span><text:span text:style-name="T1">Przedziwne Twe Imię</text:span><text:span text:style-name="T1"><text:line-break/></text:span><text:span text:style-name="T1">I ponad niebiosa</text:span><text:span text:style-name="T1"><text:line-break/></text:span><text:span text:style-name="T1">majestat Twó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Dałeś mu władzę</text:span><text:span text:style-name="T1"><text:line-break/></text:span><text:span text:style-name="T1">nad dziełami swych rąk</text:span><text:span text:style-name="T1"><text:line-break/></text:span><text:span text:style-name="T1">I wszystko złożyłeś</text:span><text:span text:style-name="T1"><text:line-break/></text:span><text:span text:style-name="T1">pod jego stopy.</text:span><text:span text:style-name="T1"><text:line-break/></text:span><text:span text:style-name="T1">Owce, i bydło,</text:span><text:span text:style-name="T1"><text:line-break/></text:span><text:span text:style-name="T1">i dzikie zwierzęta,</text:span><text:span text:style-name="T1"><text:line-break/></text:span><text:span text:style-name="T1">Wszystko, co płynie</text:span><text:span text:style-name="T1"><text:line-break/></text:span><text:span text:style-name="T1">szlakami do mór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Usta dzieci</text:span><text:span text:style-name="T1"><text:line-break/></text:span><text:span text:style-name="T1">śpiewają Ci chwałę,</text:span><text:span text:style-name="T1"><text:line-break/></text:span><text:span text:style-name="T1">usta niemowląt</text:span><text:span text:style-name="T1"><text:line-break/></text:span><text:span text:style-name="T1">śpiewają 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 Panie, nasz Panie,</text:span><text:span text:style-name="T1"><text:line-break/></text:span><text:span text:style-name="T1">Przedziwne Twe Imię</text:span><text:span text:style-name="T1"><text:line-break/></text:span><text:span text:style-name="T1">I ponad niebiosa</text:span><text:span text:style-name="T1"><text:line-break/></text:span><text:span text:style-name="T1">majestat Twó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5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7:45:48</meta:creation-date>
    <dc:creator>Rafał Talacha</dc:creator>
    <dc:date>2009-01-27T11:01:29</dc:date>
    <dc:language>pl-PL</dc:language>
    <meta:editing-cycles>6</meta:editing-cycles>
    <meta:editing-duration>PT4M27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